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ANDURO TENAZOA KASS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738675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P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277280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ANDURO TENAZOA KASSANDR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738675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2 772 8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9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11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7/08/2021</text:p>
          </table:table-cell>
          <table:table-cell table:style-name="Tabla2.A3" office:value-type="string">
            <text:p text:style-name="P16">5049428</text:p>
          </table:table-cell>
          <table:table-cell table:style-name="Tabla2.D3" office:value-type="string">
            <text:p text:style-name="P17">11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8:15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